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6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8">
      <style:paragraph-properties fo:margin-left="1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9">
      <style:paragraph-properties fo:margin-left="1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5" style:family="paragraph" style:parent-style-name="Standard" style:list-style-name="WWNum7">
      <style:paragraph-properties fo:margin-left="1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4">
      <style:paragraph-properties fo:margin-left="1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3">
      <style:paragraph-properties fo:margin-left="1.5in" fo:margin-right="0in" fo:margin-top="0in" fo:margin-bottom="0in" loext:contextual-spacing="true" fo:text-indent="-0.25in" style:auto-text-indent="false"/>
    </style:style>
    <style:style style:name="P18" style:family="paragraph" style:parent-style-name="Heading_20_1">
      <style:paragraph-properties fo:margin-top="0.278in" fo:margin-bottom="0.0835in" loext:contextual-spacing="false"/>
    </style:style>
    <style:style style:name="P19" style:family="paragraph" style:parent-style-name="Heading_20_1">
      <style:paragraph-properties fo:margin-top="0.278in" fo:margin-bottom="0.0835in" loext:contextual-spacing="false"/>
      <style:text-properties fo:font-size="18pt" style:font-size-asian="18pt" style:font-size-complex="18pt"/>
    </style:style>
    <style:style style:name="P20" style:family="paragraph" style:parent-style-name="Subtitle" style:list-style-name="WWNum1">
      <style:paragraph-properties fo:margin-left="0.5in" fo:margin-right="0in" fo:margin-top="0in" fo:margin-bottom="0.222in" loext:contextual-spacing="true" fo:text-indent="-0.25in" style:auto-text-indent="false"/>
    </style:style>
    <style:style style:name="P21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T7" style:family="text">
      <style:text-properties style:text-underline-style="none"/>
    </style:style>
    <style:style style:name="T8" style:family="text">
      <style:text-properties fo:color="#666666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fye2ocb8omih"/>Casos de uso SCA</text:p>
      <text:p text:style-name="P1"/>
      <text:p text:style-name="P18"><text:bookmark text:name="_9dw8n1xeurwz"/><text:span text:style-name="T1">1 - Registrar horas de atividades complementares</text:span></text:p>
      <text:p text:style-name="P1"/>
      <text:p text:style-name="P1"><text:span text:style-name="T2">Atores</text:span><text:span text:style-name="T3">: </text:span><text:span text:style-name="T5">Aluno e Coordenador A.C.</text:span></text:p>
      <text:p text:style-name="P2"/>
      <text:p text:style-name="P1"><text:span text:style-name="T2">Pré-condição</text:span><text:span text:style-name="T3">: </text:span><text:span text:style-name="T5">O Aluno deve estar logado no sistema</text:span></text:p>
      <text:p text:style-name="P2"/>
      <text:p text:style-name="P1"><text:span text:style-name="T6">Fluxo de eventos</text:span></text:p>
      <text:p text:style-name="P3"/>
      <text:list xml:id="list7772831583478522392" text:style-name="WWNum1">
        <text:list-item>
          <text:p text:style-name="P20"><text:bookmark text:name="_ul4yn2maoz27"/>Fluxo Básico</text:p>
        </text:list-item>
      </text:list>
      <text:list xml:id="list6368509129994694402" text:style-name="WWNum6">
        <text:list-item>
          <text:p text:style-name="P6"><text:span text:style-name="T3">O Aluno acessa a área para registrar as horas de atividades complementares.</text:span></text:p>
          <text:list>
            <text:list-item>
              <text:p text:style-name="P9"><text:span text:style-name="T3">O sistema apresenta a página de registro de horas.</text:span></text:p>
            </text:list-item>
          </text:list>
        </text:list-item>
        <text:list-item>
          <text:p text:style-name="P6"><text:span text:style-name="T3">O Aluno seleciona o tipo de de atividade que deseja registrar.</text:span></text:p>
        </text:list-item>
        <text:list-item>
          <text:p text:style-name="P6"><text:span text:style-name="T3">O Aluno seleciona a quantidade de horas a ser registrada.</text:span></text:p>
        </text:list-item>
        <text:list-item>
          <text:p text:style-name="P6"><text:span text:style-name="T3">O Aluno seleciona o documento comprovante e envia a solicitação.</text:span></text:p>
          <text:list>
            <text:list-item>
              <text:p text:style-name="P9"><text:span text:style-name="T3">O sistema envia as informações para o Coordenador A.C.</text:span></text:p>
            </text:list-item>
          </text:list>
        </text:list-item>
        <text:list-item>
          <text:p text:style-name="P6"><text:span text:style-name="T3">O coordenador avalia o envio realizado pelo aluno.</text:span></text:p>
        </text:list-item>
      </text:list>
      <text:p text:style-name="P4"/>
      <text:p text:style-name="P4"/>
      <text:list xml:id="list184842564823617" text:continue-list="list7772831583478522392" text:style-name="WWNum1">
        <text:list-item>
          <text:p text:style-name="P20"><text:bookmark text:name="_o8opfgwqerjc"/><text:soft-page-break/>Fluxo Alternativo</text:p>
        </text:list-item>
      </text:list>
      <text:p text:style-name="P1"><text:span text:style-name="T3"><text:s text:c="5"/>2. a) O aluno seleciona a atividade da categoria Ensino.</text:span></text:p>
      <text:p text:style-name="P1"><text:span text:style-name="T3"><text:s text:c="5"/>2. b) O aluno seleciona a atividade da categoria Extensão.</text:span></text:p>
      <text:p text:style-name="P1"><text:span text:style-name="T3"><text:s text:c="5"/>2. c) O aluno seleciona a atividade da categoria Conscientização.</text:span></text:p>
      <text:p text:style-name="P1"><text:span text:style-name="T3"><text:s text:c="5"/>2. d) O aluno seleciona a atividade da categoria Pesquisa.</text:span></text:p>
      <text:p text:style-name="P4"/>
      <text:p text:style-name="P4"/>
      <text:list xml:id="list184842719503623" text:continue-numbering="true" text:style-name="WWNum1">
        <text:list-item>
          <text:p text:style-name="P20"><text:bookmark text:name="_fl85w6d6nx7y"/>Fluxo de Exceção</text:p>
        </text:list-item>
      </text:list>
      <text:p text:style-name="P1"><text:span text:style-name="T3"><text:s text:c="5"/>4. a) O formato do documento enviado é inválido.</text:span></text:p>
      <text:p text:style-name="P5"/>
      <text:p text:style-name="P1"><text:span text:style-name="T1">2 - Visualizar tabela de atividades complementares</text:span></text:p>
      <text:p text:style-name="P5"/>
      <text:p text:style-name="P1"><text:span text:style-name="T2">Atores</text:span><text:span text:style-name="T3">: </text:span><text:span text:style-name="T5">Aluno</text:span></text:p>
      <text:p text:style-name="P2"/>
      <text:p text:style-name="P1"><text:span text:style-name="T2">Pré-condição</text:span><text:span text:style-name="T3">: </text:span><text:span text:style-name="T5">O Aluno deve estar logado no sistema</text:span></text:p>
      <text:p text:style-name="P2"/>
      <text:p text:style-name="P1"><text:span text:style-name="T6">Fluxo de eventos</text:span></text:p>
      <text:p text:style-name="P3"/>
      <text:list xml:id="list184842455826361" text:continue-numbering="true" text:style-name="WWNum1">
        <text:list-item>
          <text:p text:style-name="P20"><text:bookmark text:name="_fhmmkuwh29bl"/>Fluxo Básico</text:p>
        </text:list-item>
      </text:list>
      <text:list xml:id="list8078763489110225955" text:style-name="WWNum8">
        <text:list-item>
          <text:p text:style-name="P7"><text:span text:style-name="T3">O Aluno acessa a área de Atividades Complementares no sistema.</text:span></text:p>
          <text:list>
            <text:list-item>
              <text:p text:style-name="P10"><text:span text:style-name="T3">O sistema apresenta as horas de atividades complementares para o Aluno</text:span></text:p>
            </text:list-item>
          </text:list>
        </text:list-item>
        <text:list-item>
          <text:p text:style-name="P7"><text:soft-page-break/><text:span text:style-name="T3">O Aluno visualiza sua situação sua para cada grupo de atividades complementares</text:span></text:p>
        </text:list-item>
      </text:list>
      <text:p text:style-name="P4"/>
      <text:list xml:id="list184842850714553" text:continue-list="list184842455826361" text:style-name="WWNum1">
        <text:list-item>
          <text:p text:style-name="P20"><text:bookmark text:name="_24z1ur39wbl3"/>Fluxo Alternativo</text:p>
        </text:list-item>
      </text:list>
      <text:p text:style-name="P1"><text:span text:style-name="T3"><text:s text:c="5"/>2. a) O aluno não possui horas registradas no sistema</text:span></text:p>
      <text:p text:style-name="P5"/>
      <text:p text:style-name="P18"><text:bookmark text:name="_mb604neuhkcp"/><text:span text:style-name="T1">3 - Listar Turma</text:span></text:p>
      <text:p text:style-name="P1"><text:span text:style-name="T2">Atores</text:span><text:span text:style-name="T3">: </text:span><text:span text:style-name="T5">Aluno e Professor</text:span></text:p>
      <text:p text:style-name="P2"/>
      <text:p text:style-name="P1"><text:span text:style-name="T2">Pré-condição</text:span><text:span text:style-name="T3">: </text:span><text:span text:style-name="T5">O usuário deve estar logado no sistema</text:span></text:p>
      <text:p text:style-name="P2"/>
      <text:p text:style-name="P1"><text:span text:style-name="T6">Fluxo de eventos</text:span></text:p>
      <text:p text:style-name="P3"/>
      <text:list xml:id="list184843028456126" text:continue-numbering="true" text:style-name="WWNum1">
        <text:list-item>
          <text:p text:style-name="P20"><text:bookmark text:name="_mdkfozezy5oj"/>Fluxo Básico</text:p>
        </text:list-item>
      </text:list>
      <text:list xml:id="list2339825411600553773" text:style-name="WWNum2">
        <text:list-item>
          <text:p text:style-name="P8"><text:span text:style-name="T3">O usuário acessa a área para listar as turmas cursadas.</text:span></text:p>
          <text:list>
            <text:list-item>
              <text:p text:style-name="P11"><text:span text:style-name="T3">O sistema apresenta a página de turmas que já foram cursadas pelo aluno.</text:span></text:p>
            </text:list-item>
          </text:list>
        </text:list-item>
        <text:list-item>
          <text:p text:style-name="P8"><text:span text:style-name="T3">O Aluno seleciona uma turma para obter mais informações sobre ela</text:span></text:p>
          <text:list>
            <text:list-item>
              <text:p text:style-name="P11"><text:span text:style-name="T3">O sistema apresenta as informações sobre a disciplina</text:span></text:p>
            </text:list-item>
          </text:list>
        </text:list-item>
      </text:list>
      <text:p text:style-name="P4"/>
      <text:list xml:id="list184842078457481" text:continue-list="list184843028456126" text:style-name="WWNum1">
        <text:list-item>
          <text:p text:style-name="P20"><text:bookmark text:name="_fnc64lc8bed5"/>Fluxo de Exceção</text:p>
        </text:list-item>
      </text:list>
      <text:p text:style-name="P1"><text:span text:style-name="T3"><text:s text:c="5"/>1. a) O professor acessa a área para listar as turmas em que da aula.</text:span></text:p>
      <text:list xml:id="list4376923065409794884" text:style-name="WWNum9">
        <text:list-item>
          <text:p text:style-name="P12"><text:span text:style-name="T3">O sistema apresenta a página de turmas referentes a este professor.</text:span></text:p>
        </text:list-item>
      </text:list>
      <text:p text:style-name="P19"><text:bookmark text:name="_g8wli29mj4im"/><text:soft-page-break/></text:p>
      <text:p text:style-name="P1"/>
      <text:p text:style-name="P18"><text:bookmark text:name="_j9mp5mts7tmg"/><text:span text:style-name="T1">4 - Avaliar Turma</text:span></text:p>
      <text:p text:style-name="P1"><text:span text:style-name="T2">Atores</text:span><text:span text:style-name="T3">: </text:span><text:span text:style-name="T5">Aluno</text:span></text:p>
      <text:p text:style-name="P2"/>
      <text:p text:style-name="P1"><text:span text:style-name="T2">Pré-condição</text:span><text:span text:style-name="T3">: </text:span><text:span text:style-name="T5">O Aluno deve estar logado no sistema e ter concluído a disciplina que será avaliada</text:span></text:p>
      <text:p text:style-name="P2"/>
      <text:p text:style-name="P1"><text:span text:style-name="T6">Fluxo de eventos</text:span></text:p>
      <text:p text:style-name="P3"/>
      <text:list xml:id="list184843079537041" text:continue-list="list184842078457481" text:style-name="WWNum1">
        <text:list-item>
          <text:p text:style-name="P20"><text:bookmark text:name="_r8i9aqfy00s"/>Fluxo de extensão do caso de uso Listar Turma (3)</text:p>
        </text:list-item>
      </text:list>
      <text:p text:style-name="P14"><text:span text:style-name="T3">2. a) O Aluno clica em em Avaliar Turma.</text:span></text:p>
      <text:list xml:id="list3312621846974043876" text:style-name="WWNum7">
        <text:list-item>
          <text:p text:style-name="P15"><text:span text:style-name="T3">O sistema apresenta um questionário para ser respondido pelo aluno</text:span></text:p>
        </text:list-item>
      </text:list>
      <text:p text:style-name="P4"/>
      <text:p text:style-name="P14"><text:span text:style-name="T3">3. O Aluno responde o questionário.</text:span></text:p>
      <text:list xml:id="list7397651373574743725" text:style-name="WWNum4">
        <text:list-item>
          <text:p text:style-name="P16"><text:span text:style-name="T3">O sistema exibe mensagem de sucesso</text:span></text:p>
        </text:list-item>
      </text:list>
      <text:p text:style-name="P4"/>
      <text:list xml:id="list184843042036279" text:continue-list="list184843079537041" text:style-name="WWNum1">
        <text:list-item>
          <text:p text:style-name="P20"><text:bookmark text:name="_svd0izv9ipt5"/>Fluxo de Exceção</text:p>
        </text:list-item>
      </text:list>
      <text:p text:style-name="P1"><text:span text:style-name="T3"><text:s text:c="5"/>2. a) a) O não responde todas as perguntas do questionário.</text:span></text:p>
      <text:list xml:id="list184842924286835" text:continue-list="list4376923065409794884" text:style-name="WWNum9">
        <text:list-item>
          <text:p text:style-name="P12"><text:span text:style-name="T3">O sistema apresenta uma mensagem informando que todas as perguntas devem ser respondidas.</text:span></text:p>
        </text:list-item>
      </text:list>
      <text:p text:style-name="P4"/>
      <text:p text:style-name="P4"/>
      <text:p text:style-name="P18"><text:bookmark text:name="_pbgvt3ergqhn"/><text:soft-page-break/><text:span text:style-name="T1">5 - Consultar Avaliação</text:span></text:p>
      <text:p text:style-name="P1"><text:span text:style-name="T2">Atores</text:span><text:span text:style-name="T3">: </text:span><text:span text:style-name="T5">Professor</text:span></text:p>
      <text:p text:style-name="P2"/>
      <text:p text:style-name="P1"><text:span text:style-name="T2">Pré-condição</text:span><text:span text:style-name="T3">: </text:span><text:span text:style-name="T5">O Professor deve estar logado no sistema e ser o professor responsável pela disciplina</text:span></text:p>
      <text:p text:style-name="P2"/>
      <text:p text:style-name="P1"><text:span text:style-name="T6">Fluxo de eventos</text:span></text:p>
      <text:p text:style-name="P3"/>
      <text:list xml:id="list184842510515814" text:continue-list="list184843042036279" text:style-name="WWNum1">
        <text:list-item>
          <text:p text:style-name="P20"><text:bookmark text:name="_k2th737oxqr5"/>Fluxo de extensão do caso de uso Listar Turma (3)</text:p>
        </text:list-item>
      </text:list>
      <text:p text:style-name="P14"><text:span text:style-name="T3">2. a) O Professor clica em em Consultar Avaliação da turma.</text:span></text:p>
      <text:list xml:id="list5099732642536306138" text:style-name="WWNum3">
        <text:list-item>
          <text:p text:style-name="P17"><text:span text:style-name="T3">O sistema apresenta a avaliação dos alunos para o professor</text:span></text:p>
        </text:list-item>
      </text:list>
      <text:p text:style-name="P4"/>
      <text:list xml:id="list184842363029881" text:continue-list="list184842510515814" text:style-name="WWNum1">
        <text:list-item>
          <text:p text:style-name="P20"><text:bookmark text:name="_pi1jsscluiix"/>Fluxo de Exceção</text:p>
        </text:list-item>
      </text:list>
      <text:p text:style-name="P1"><text:span text:style-name="T3"><text:s text:c="5"/>2. a) a) A turma não possui avaliações</text:span></text:p>
      <text:list xml:id="list5097367296214189040" text:style-name="WWNum5">
        <text:list-item>
          <text:p text:style-name="P13"><text:span text:style-name="T3">O sistema apresenta uma mensagem informando que ainda não há avaliações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fo:font-size="14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fo:font-size="14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fo:font-size="14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4" meta:word-count="512" meta:character-count="2921" meta:non-whitespace-character-count="2459"/>
    <meta:generator>LibreOfficeDev/5.1.0.3$Linux_X86_64 LibreOffice_project/</meta:generator>
  </office:meta>
</office:document-meta>
</file>